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Tibetan Machine Uni" svg:font-family="'Tibetan Machine Un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DejaVu Serif" fo:font-size="14pt" fo:font-weight="normal" officeooo:rsid="001476ce" officeooo:paragraph-rsid="001476ce"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style:font-name="DejaVu Serif" fo:font-size="12pt" fo:font-weight="normal" officeooo:rsid="001476ce" officeooo:paragraph-rsid="001476c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9886e" officeooo:paragraph-rsid="0019886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160756"/>
    </style:style>
    <style:style style:name="P5" style:family="paragraph" style:parent-style-name="Standard">
      <style:paragraph-properties fo:text-align="start" style:justify-single-word="false"/>
      <style:text-properties officeooo:paragraph-rsid="00196ec2"/>
    </style:style>
    <style:style style:name="P6" style:family="paragraph" style:parent-style-name="Standard">
      <style:paragraph-properties fo:text-align="start" style:justify-single-word="false"/>
      <style:text-properties officeooo:paragraph-rsid="0019886e"/>
    </style:style>
    <style:style style:name="P7" style:family="paragraph" style:parent-style-name="Standard">
      <style:paragraph-properties fo:text-align="center" style:justify-single-word="false"/>
      <style:text-properties style:font-name="Tibetan Machine Uni" fo:font-size="18pt" fo:font-weight="bold" officeooo:rsid="001476ce" officeooo:paragraph-rsid="001476ce" style:font-size-asian="15.75pt" style:font-weight-asian="bold" style:font-size-complex="18pt" style:font-weight-complex="bold"/>
    </style:style>
    <style:style style:name="P8" style:family="paragraph" style:parent-style-name="Standard">
      <style:paragraph-properties fo:text-align="start" style:justify-single-word="false"/>
      <style:text-properties style:font-name="Tibetan Machine Uni" fo:font-size="14pt" fo:font-weight="bold" officeooo:rsid="001476ce" officeooo:paragraph-rsid="001476ce"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ibetan Machine Uni" fo:font-size="14pt" fo:font-weight="bold" officeooo:rsid="00160756" officeooo:paragraph-rsid="00160756"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ibetan Machine Uni" fo:font-size="12pt" fo:font-weight="normal" officeooo:rsid="001476ce" officeooo:paragraph-rsid="001476ce"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Tibetan Machine Uni" fo:font-size="12pt" fo:font-weight="normal" officeooo:rsid="001476ce" officeooo:paragraph-rsid="001476ce"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Tibetan Machine Uni" fo:font-size="12pt" fo:font-weight="normal" officeooo:rsid="0015b6e1" officeooo:paragraph-rsid="00160756"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Tibetan Machine Uni" fo:font-size="12pt" fo:font-weight="normal" officeooo:rsid="0015b6e1" officeooo:paragraph-rsid="0015b6e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betan Machine Uni" fo:font-size="12pt" fo:font-weight="normal" officeooo:rsid="00160756" officeooo:paragraph-rsid="0016075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betan Machine Uni" fo:font-size="12pt" fo:font-style="italic" fo:font-weight="normal" officeooo:rsid="00160756" officeooo:paragraph-rsid="00160756"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Tibetan Machine Uni" fo:font-size="12pt" fo:font-style="normal" fo:font-weight="normal" officeooo:rsid="00160756" officeooo:paragraph-rsid="00160756" style:font-size-asian="10.5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start" style:justify-single-word="false"/>
      <style:text-properties style:font-name="Tibetan Machine Uni" fo:font-size="12pt" fo:font-style="normal" fo:font-weight="normal" officeooo:rsid="00160756" officeooo:paragraph-rsid="00160756"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style:font-name="Tibetan Machine Uni" officeooo:paragraph-rsid="001476ce"/>
    </style:style>
    <style:style style:name="P19" style:family="paragraph" style:parent-style-name="Table_20_Contents">
      <style:paragraph-properties fo:text-align="center" style:justify-single-word="false"/>
      <style:text-properties style:font-name="Tibetan Machine Uni" fo:font-size="12pt" style:font-size-asian="10.5pt" style:font-size-complex="12pt"/>
    </style:style>
    <style:style style:name="P20" style:family="paragraph" style:parent-style-name="Table_20_Contents">
      <style:paragraph-properties fo:text-align="center" style:justify-single-word="false"/>
      <style:text-properties style:font-name="Tibetan Machine Uni" fo:font-size="12pt" officeooo:rsid="0017834e" officeooo:paragraph-rsid="0017834e" style:font-size-asian="10.5pt" style:font-size-complex="12pt"/>
    </style:style>
    <style:style style:name="P21" style:family="paragraph" style:parent-style-name="Table_20_Contents">
      <style:paragraph-properties fo:text-align="center" style:justify-single-word="false"/>
      <style:text-properties style:font-name="Tibetan Machine Uni" fo:font-size="12pt" officeooo:rsid="00189b5e" officeooo:paragraph-rsid="00189b5e" style:font-size-asian="10.5pt" style:font-size-complex="12pt"/>
    </style:style>
    <style:style style:name="P22" style:family="paragraph" style:parent-style-name="Table_20_Contents">
      <style:paragraph-properties fo:text-align="center" style:justify-single-word="false"/>
      <style:text-properties style:font-name="Tibetan Machine Uni" fo:font-size="12pt" officeooo:rsid="00196ec2" officeooo:paragraph-rsid="00196ec2" style:font-size-asian="10.5pt" style:font-size-complex="12pt"/>
    </style:style>
    <style:style style:name="P23" style:family="paragraph" style:parent-style-name="Table_20_Contents">
      <style:paragraph-properties fo:text-align="center" style:justify-single-word="false"/>
      <style:text-properties style:font-name="Tibetan Machine Uni" fo:font-size="12pt" fo:font-weight="bold" officeooo:rsid="0017834e" officeooo:paragraph-rsid="0017834e" style:font-size-asian="10.5pt" style:font-weight-asian="bold" style:font-size-complex="12pt" style:font-weight-complex="bold"/>
    </style:style>
    <style:style style:name="P24" style:family="paragraph" style:parent-style-name="Table_20_Contents">
      <style:paragraph-properties fo:text-align="center" style:justify-single-word="false"/>
      <style:text-properties style:font-name="Tibetan Machine Uni" fo:font-size="12pt" officeooo:paragraph-rsid="00196ec2"/>
    </style:style>
    <style:style style:name="T1" style:family="text">
      <style:text-properties officeooo:rsid="001476ce"/>
    </style:style>
    <style:style style:name="T2" style:family="text">
      <style:text-properties fo:font-size="12pt" fo:font-weight="normal" officeooo:rsid="001476ce" style:font-size-asian="10.5pt" style:font-weight-asian="normal" style:font-size-complex="12pt" style:font-weight-complex="normal"/>
    </style:style>
    <style:style style:name="T3" style:family="text">
      <style:text-properties fo:font-size="12pt" fo:font-weight="normal" officeooo:rsid="0015b6e1" style:font-size-asian="10.5pt" style:font-weight-asian="normal" style:font-size-complex="12pt" style:font-weight-complex="normal"/>
    </style:style>
    <style:style style:name="T4" style:family="text">
      <style:text-properties style:font-name="Tibetan Machine Uni"/>
    </style:style>
    <style:style style:name="T5" style:family="text">
      <style:text-properties style:font-name="Tibetan Machine Uni" fo:font-size="12pt" fo:font-weight="normal" officeooo:rsid="00160756" style:font-size-asian="10.5pt" style:font-weight-asian="normal" style:font-size-complex="12pt" style:font-weight-complex="normal"/>
    </style:style>
    <style:style style:name="T6" style:family="text">
      <style:text-properties style:font-name="Tibetan Machine Uni" fo:font-size="12pt" fo:font-weight="normal" officeooo:rsid="0019886e" style:font-size-asian="10.5pt" style:font-weight-asian="normal" style:font-size-complex="12pt" style:font-weight-complex="normal"/>
    </style:style>
    <style:style style:name="T7" style:family="text">
      <style:text-properties style:font-name="Tibetan Machine Uni" fo:font-size="12pt" fo:font-style="normal" fo:font-weight="normal" officeooo:rsid="00160756" style:font-size-asian="10.5pt" style:font-style-asian="normal" style:font-weight-asian="normal" style:font-size-complex="12pt" style:font-style-complex="normal" style:font-weight-complex="normal"/>
    </style:style>
    <style:style style:name="T8" style:family="text">
      <style:text-properties style:font-name="Tibetan Machine Uni" fo:font-size="12pt" fo:font-style="normal" fo:font-weight="normal" officeooo:rsid="00196ec2" style:font-size-asian="10.5pt" style:font-style-asian="normal" style:font-weight-asian="normal" style:font-size-complex="12pt" style:font-style-complex="normal" style:font-weight-complex="normal"/>
    </style:style>
    <style:style style:name="T9" style:family="text">
      <style:text-properties style:font-name="Tibetan Machine Uni" fo:font-size="12pt" fo:font-style="normal" fo:font-weight="normal" officeooo:rsid="001761fa" style:font-size-asian="10.5pt" style:font-style-asian="normal" style:font-weight-asian="normal" style:font-size-complex="12pt" style:font-style-complex="normal" style:font-weight-complex="normal"/>
    </style:style>
    <style:style style:name="T10" style:family="text">
      <style:text-properties style:font-name="Tibetan Machine Uni" fo:font-size="14pt" fo:font-weight="bold" officeooo:rsid="00160756" style:font-size-asian="12.25pt" style:font-weight-asian="bold" style:font-size-complex="14pt" style:font-weight-complex="bold"/>
    </style:style>
    <style:style style:name="T11" style:family="text">
      <style:text-properties style:font-name="Tibetan Machine Uni" fo:font-size="14pt" fo:font-weight="bold" officeooo:rsid="0019886e" style:font-size-asian="12.25pt" style:font-weight-asian="bold" style:font-size-complex="14pt" style:font-weight-complex="bold"/>
    </style:style>
    <style:style style:name="T12" style:family="text">
      <style:text-properties style:font-name="Tibetan Machine Uni" officeooo:rsid="0019886e" style:font-size-asian="10.5pt" style:font-weight-asian="normal" style:font-size-complex="12pt" style:font-weight-complex="normal"/>
    </style:style>
    <style:style style:name="T13" style:family="text">
      <style:text-properties officeooo:rsid="00196ec2"/>
    </style:style>
    <style:style style:name="T14" style:family="text">
      <style:text-properties fo:color="#aeb2b2" style:font-name="Tibetan Machine Uni" fo:font-size="10.5pt" fo:background-color="#111418" loext:char-shading-value="0"/>
    </style:style>
    <style:style style:name="T15" style:family="text">
      <style:text-properties fo:color="#aeb2b2" style:font-name="Tibetan Machine Uni" fo:font-size="10.5pt" fo:font-weight="normal" fo:background-color="#111418" loext:char-shading-value="0"/>
    </style:style>
    <style:style style:name="T16" style:family="text">
      <style:text-properties fo:color="#aeb2b2" style:font-name="Tibetan Machine Uni" fo:font-size="10.5pt" fo:font-weight="normal" officeooo:rsid="0019886e" fo:background-color="#111418" loext:char-shading-value="0" style:font-size-asian="10.5pt" style:font-weight-asian="normal" style:font-size-complex="12pt" style:font-weight-complex="normal"/>
    </style:style>
    <style:style style:name="T17" style:family="text">
      <style:text-properties fo:color="#aeb2b2" style:font-name="Tibetan Machine Uni" fo:font-size="10.5pt" fo:font-weight="normal" officeooo:rsid="0019886e" fo:background-color="#111418" loext:char-shading-value="0"/>
    </style:style>
    <style:style style:name="T18" style:family="text">
      <style:text-properties fo:color="#525e6f" style:font-name="Tibetan Machine Uni" fo:font-size="10.5pt" fo:background-color="#111418" loext:char-shading-value="0"/>
    </style:style>
    <style:style style:name="T19" style:family="text">
      <style:text-properties officeooo:rsid="00196ec2" style:font-size-asian="10.5pt" style:font-size-complex="12pt"/>
    </style:style>
    <style:style style:name="T20" style:family="text">
      <style:text-properties officeooo:rsid="0019886e"/>
    </style:style>
    <style:style style:name="T21" style:family="text">
      <style:text-properties style:text-underline-style="solid" style:text-underline-width="auto" style:text-underline-color="font-color"/>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8.774cm" fo:text-indent="-0.635cm" fo:margin-left="8.77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9.409cm" fo:text-indent="-0.635cm" fo:margin-left="9.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44cm" fo:text-indent="-0.635cm" fo:margin-left="10.0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679cm" fo:text-indent="-0.635cm" fo:margin-left="10.6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314cm" fo:text-indent="-0.635cm" fo:margin-left="11.3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949cm" fo:text-indent="-0.635cm" fo:margin-left="11.9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84cm" fo:text-indent="-0.635cm" fo:margin-left="12.58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3.219cm" fo:text-indent="-0.635cm" fo:margin-left="13.2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3.854cm" fo:text-indent="-0.635cm" fo:margin-left="13.8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489cm" fo:text-indent="-0.635cm" fo:margin-left="14.4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nual Técnico</text:p>
      <text:p text:style-name="P8">1. Organización del Proyecto.</text:p>
      <text:p text:style-name="P8"/>
      <text:p text:style-name="P10">La aplicación móvil desarrollada en este proyecto esta conformada por 3 capas, cada una manifiesta un comportamiento y una funcionalidad indicada para llegar al objetivo final de la misma, el poder graficar y animar formas geométricas por medio de un lenguaje sencillo, las capas del proyecto son:</text:p>
      <text:p text:style-name="P10"/>
      <text:list xml:id="list4273040025" text:style-name="L1">
        <text:list-item>
          <text:p text:style-name="P11">Analizadores</text:p>
          <text:p text:style-name="P18"><text:span text:style-name="T2">Los analizadores son los encargados de tomar el código fuente y convertirlo en objetos, primero se comienza por el analizador léxico, este toma la entrada (Código fuente) y la divide en caracteres, luego toma cada carácter y verifica que estos formen los lexemas indicados para el lenguaje, cuando forma una cadena, ya sea aceptada o no, este la clasifica y enviá cada lexema al analizador sintáctico, este analizador se encarga se verificar que cada lexema venga en el orden correcto según sus reglas de producción, cuando le termina de servir un lexema le pide el siguiente al analizador léxico hasta que la entrada de texto finalice, cuando el analizador </text:span><text:span text:style-name="T3">sintáctico</text:span><text:span text:style-name="T2"> se encuentra con una entrada de una forma este crea una objeto del tipo indicado, luego lo </text:span><text:span text:style-name="T3">enviá</text:span><text:span text:style-name="T2"> a una segunda clase que se encarga de recolectar todas las figuras a graficar, cuando una de las figuras tiene una </text:span><text:span text:style-name="T3">animación</text:span><text:span text:style-name="T2"> se le agrega como un atributo a la misma, de lo contrario este atributo esta </text:span><text:span text:style-name="T3">vacío</text:span><text:span text:style-name="T2">, </text:span><text:span text:style-name="T3">en el mismo proceso el analizador sintáctico se encarga de ejecutar las operaciones matemáticas con la precedencia indicada, así mismo contiene listas que se encargan de recolectar la información debida para los reportes.</text:span></text:p>
          <text:p text:style-name="P18"><text:span text:style-name="T3"/></text:p>
        </text:list-item>
        <text:list-item>
          <text:p text:style-name="P11"><text:soft-page-break/>Objetos</text:p>
          <text:p text:style-name="P12">Los objetos se encargan de representar lo que el usuario pide a través del código, cada vez que se pide una figura se llama a la clase correspondiente y se instancia un objeto, así mismo también hay objetos que nos ayudan a administrar los demás objetos, en este caso la clase Graficador se encarga de guardar todas las figuras con su respectiva animación (Si la hay) a graficar, luego esta es obtenida la clase FigurasActivity que la contiene en una lista esta lista es enviada a la clase Dibujador que se encarga de graficar las figuras solicitadas, luego de graficar, se obtienen los reportes, estos los obtenemos por medio de nuestros analizadores anteriormente mencionados, en estos analizadores tenemos las objetos correspondientes a cada dato, estos objetos se agregan a una lista y esta lista es la que obtenemos como habíamos mencionado con anterioridad, luego estas listas son enviadas al presionar el botón a nuestra clase ReportesActivity, esta se encarga de recibirlas y mostrarlas al usuario.</text:p>
          <text:p text:style-name="P12"/>
          <text:p text:style-name="P12"/>
        </text:list-item>
        <text:list-item>
          <text:p text:style-name="P12"><text:span text:style-name="T1">Interfaz Grafica</text:span></text:p>
          <text:p text:style-name="P13">La interfaz es sencilla, tenemos una actividad principal donde se ingresara el código fuente correspondiente, al presionar el botón esta enviara los datos a la siguiente interfaz que se encargara de mostrar las figuras de una manera grafica y al presionar el botón de reportes se mostraran las listas anteriormente mencionadas.</text:p>
        </text:list-item>
      </text:list>
      <text:p text:style-name="P10"/>
      <text:p text:style-name="P2"/>
      <text:p text:style-name="P2"/>
      <text:p text:style-name="P2"/>
      <text:p text:style-name="P2"/>
      <text:p text:style-name="P1"/>
      <text:p text:style-name="P9"><text:soft-page-break/>2. Analizador Léxico</text:p>
      <text:p text:style-name="P14">Como se menciono antes, el analizador léxico esta encargado de dividir el código fuente en lexemas y clasificarlo para luego enviarlos al analizador sintáctico.</text:p>
      <text:p text:style-name="P14"/>
      <text:p text:style-name="P4"><text:span text:style-name="T5">Para realizar esta tarea primero se basa en la siguiente expresión regular que expresa las cadenas aceptadas por el lenguaje:</text:span></text:p>
      <text:p text:style-name="P14"/>
      <text:p text:style-name="P15">( ( | ) | [0-9]+ | azul | rojo | verde | amarillo | naranja | morado | café | negro | + | - | * | / | circulo | cuadrado | rectangulo | linea | poligono | graficar | , | animar | objeto | anterior | curva )</text:p>
      <text:p text:style-name="P15"/>
      <text:p text:style-name="P4"><text:span text:style-name="T7">Este toma carácter por carácter para </text:span><text:span text:style-name="T8">moverse</text:span><text:span text:style-name="T7"> entre </text:span><text:span text:style-name="T8">los </text:span><text:span text:style-name="T7">estado</text:span><text:span text:style-name="T8">s</text:span><text:span text:style-name="T7"> del AFD que genera, cuando este entra en un estado de </text:span><text:span text:style-name="T8">aceptación</text:span><text:span text:style-name="T7"> se le </text:span><text:span text:style-name="T8">enviá</text:span><text:span text:style-name="T7"> el lexema </text:span><text:span text:style-name="T9">al analizador sintáctico, cada lexema formado es una instancia de un Token, en la siguiente tabla se </text:span><text:span text:style-name="T8">podrá</text:span><text:span text:style-name="T9"> ver la </text:span><text:span text:style-name="T8">clasificación</text:span><text:span text:style-name="T9"> de estos tokens:</text:span></text:p>
      <text:p text:style-name="P16"/>
      <table:table table:name="Tabla1" table:style-name="Tabla1">
        <table:table-column table:style-name="Tabla1.A" table:number-columns-repeated="2"/>
        <table:table-row>
          <table:table-cell table:style-name="Tabla1.A1" office:value-type="string">
            <text:p text:style-name="P23">Token</text:p>
          </table:table-cell>
          <table:table-cell table:style-name="Tabla1.B1" office:value-type="string">
            <text:p text:style-name="P23">Lexemas</text:p>
          </table:table-cell>
        </table:table-row>
        <table:table-row>
          <table:table-cell table:style-name="Tabla1.A2" office:value-type="string">
            <text:p text:style-name="P20">PARENTESIS_A</text:p>
          </table:table-cell>
          <table:table-cell table:style-name="Tabla1.B2" office:value-type="string">
            <text:p text:style-name="P21">“ ( “</text:p>
          </table:table-cell>
        </table:table-row>
        <table:table-row>
          <table:table-cell table:style-name="Tabla1.A2" office:value-type="string">
            <text:p text:style-name="P20">PARENTESIS_C</text:p>
          </table:table-cell>
          <table:table-cell table:style-name="Tabla1.B2" office:value-type="string">
            <text:p text:style-name="P20">“ ) ”</text:p>
          </table:table-cell>
        </table:table-row>
        <table:table-row>
          <table:table-cell table:style-name="Tabla1.A2" office:value-type="string">
            <text:p text:style-name="P21">CUADRADO</text:p>
          </table:table-cell>
          <table:table-cell table:style-name="Tabla1.B2" office:value-type="string">
            <text:p text:style-name="P21">“cuadrado”</text:p>
          </table:table-cell>
        </table:table-row>
        <table:table-row>
          <table:table-cell table:style-name="Tabla1.A2" office:value-type="string">
            <text:p text:style-name="P21">CIRCULO</text:p>
          </table:table-cell>
          <table:table-cell table:style-name="Tabla1.B2" office:value-type="string">
            <text:p text:style-name="P21">“circulo”</text:p>
          </table:table-cell>
        </table:table-row>
        <table:table-row>
          <table:table-cell table:style-name="Tabla1.A2" office:value-type="string">
            <text:p text:style-name="P21">RECTANGULO</text:p>
          </table:table-cell>
          <table:table-cell table:style-name="Tabla1.B2" office:value-type="string">
            <text:p text:style-name="P19">“<text:span text:style-name="T13">rectangulo”</text:span></text:p>
          </table:table-cell>
        </table:table-row>
        <table:table-row>
          <table:table-cell table:style-name="Tabla1.A2" office:value-type="string">
            <text:p text:style-name="P21">LINEA</text:p>
          </table:table-cell>
          <table:table-cell table:style-name="Tabla1.B2" office:value-type="string">
            <text:p text:style-name="P19">“<text:span text:style-name="T13">linea”</text:span></text:p>
          </table:table-cell>
        </table:table-row>
        <table:table-row>
          <table:table-cell table:style-name="Tabla1.A2" office:value-type="string">
            <text:p text:style-name="P21">POLIGONO</text:p>
          </table:table-cell>
          <table:table-cell table:style-name="Tabla1.B2" office:value-type="string">
            <text:p text:style-name="P19">“<text:span text:style-name="T13">poligono”</text:span></text:p>
          </table:table-cell>
        </table:table-row>
        <table:table-row>
          <table:table-cell table:style-name="Tabla1.A2" office:value-type="string">
            <text:p text:style-name="P21">GRAFICAR</text:p>
          </table:table-cell>
          <table:table-cell table:style-name="Tabla1.B2" office:value-type="string">
            <text:p text:style-name="P19">“<text:span text:style-name="T13">graficar”</text:span></text:p>
          </table:table-cell>
        </table:table-row>
        <text:soft-page-break/>
        <table:table-row>
          <table:table-cell table:style-name="Tabla1.A2" office:value-type="string">
            <text:p text:style-name="P21">COMA</text:p>
          </table:table-cell>
          <table:table-cell table:style-name="Tabla1.B2" office:value-type="string">
            <text:p text:style-name="P19">“ , <text:span text:style-name="T13">”</text:span></text:p>
          </table:table-cell>
        </table:table-row>
        <table:table-row>
          <table:table-cell table:style-name="Tabla1.A2" office:value-type="string">
            <text:p text:style-name="P21">ENTERO</text:p>
          </table:table-cell>
          <table:table-cell table:style-name="Tabla1.B2" office:value-type="string">
            <text:p text:style-name="P22">Numero enteros del 0 al infinito</text:p>
          </table:table-cell>
        </table:table-row>
        <table:table-row>
          <table:table-cell table:style-name="Tabla1.A2" office:value-type="string">
            <text:p text:style-name="P22">SUMA</text:p>
          </table:table-cell>
          <table:table-cell table:style-name="Tabla1.B2" office:value-type="string">
            <text:p text:style-name="P19">“ <text:span text:style-name="T13">+ “</text:span></text:p>
          </table:table-cell>
        </table:table-row>
        <table:table-row>
          <table:table-cell table:style-name="Tabla1.A2" office:value-type="string">
            <text:p text:style-name="P22">RESTA</text:p>
          </table:table-cell>
          <table:table-cell table:style-name="Tabla1.B2" office:value-type="string">
            <text:p text:style-name="P21">“ - “</text:p>
          </table:table-cell>
        </table:table-row>
        <table:table-row>
          <table:table-cell table:style-name="Tabla1.A2" office:value-type="string">
            <text:p text:style-name="P22">MULTI</text:p>
          </table:table-cell>
          <table:table-cell table:style-name="Tabla1.B2" office:value-type="string">
            <text:p text:style-name="P21">“ * “</text:p>
          </table:table-cell>
        </table:table-row>
        <table:table-row>
          <table:table-cell table:style-name="Tabla1.A2" office:value-type="string">
            <text:p text:style-name="P22">DIVISION</text:p>
          </table:table-cell>
          <table:table-cell table:style-name="Tabla1.B2" office:value-type="string">
            <text:p text:style-name="P21">“ / “ </text:p>
          </table:table-cell>
        </table:table-row>
        <table:table-row>
          <table:table-cell table:style-name="Tabla1.A2" office:value-type="string">
            <text:p text:style-name="P22">COLOR</text:p>
          </table:table-cell>
          <table:table-cell table:style-name="Tabla1.B2" office:value-type="string">
            <text:p text:style-name="P24"><text:span text:style-name="T19">("azul" | "rojo" | "verde" | "amarillo" | "naranja" | "morado" | "cafe" | "negro" )</text:span></text:p>
          </table:table-cell>
        </table:table-row>
        <table:table-row>
          <table:table-cell table:style-name="Tabla1.A2" office:value-type="string">
            <text:p text:style-name="P22">ANIMAR</text:p>
          </table:table-cell>
          <table:table-cell table:style-name="Tabla1.B2" office:value-type="string">
            <text:p text:style-name="P21">“<text:span text:style-name="T13">animar”</text:span></text:p>
          </table:table-cell>
        </table:table-row>
        <table:table-row>
          <table:table-cell table:style-name="Tabla1.A2" office:value-type="string">
            <text:p text:style-name="P22">OBJETO</text:p>
          </table:table-cell>
          <table:table-cell table:style-name="Tabla1.B2" office:value-type="string">
            <text:p text:style-name="P22">“objeto”</text:p>
          </table:table-cell>
        </table:table-row>
        <table:table-row>
          <table:table-cell table:style-name="Tabla1.A2" office:value-type="string">
            <text:p text:style-name="P22">ANTERIOR</text:p>
          </table:table-cell>
          <table:table-cell table:style-name="Tabla1.B2" office:value-type="string">
            <text:p text:style-name="P22">“anterior”</text:p>
          </table:table-cell>
        </table:table-row>
        <table:table-row>
          <table:table-cell table:style-name="Tabla1.A2" office:value-type="string">
            <text:p text:style-name="P22">CURVA</text:p>
          </table:table-cell>
          <table:table-cell table:style-name="Tabla1.B2" office:value-type="string">
            <text:p text:style-name="P22">“curva”</text:p>
          </table:table-cell>
        </table:table-row>
      </table:table>
      <text:list xml:id="list2347315846" text:style-name="L3">
        <text:list-header>
          <text:p text:style-name="P17"/>
        </text:list-header>
      </text:list>
      <text:p text:style-name="P16"/>
      <text:p text:style-name="P16"/>
      <text:p text:style-name="P14"/>
      <text:p text:style-name="P14"/>
      <text:p text:style-name="P14"/>
      <text:p text:style-name="P14"/>
      <text:p text:style-name="P14"/>
      <text:p text:style-name="P14"/>
      <text:p text:style-name="P14"/>
      <text:p text:style-name="P14"/>
      <text:p text:style-name="P14"/>
      <text:p text:style-name="P14"><text:soft-page-break/></text:p>
      <text:p text:style-name="P5"><text:span text:style-name="T11">3</text:span><text:span text:style-name="T10">. Analizador </text:span><text:span text:style-name="T11">Sintáctico</text:span></text:p>
      <text:p text:style-name="P3"><text:span text:style-name="T4">Este analizador se encarga de recibir cada lexema enviado por el léxico, este verifica que el orden en el que vienen los lexemas sea el correcto, en caso contrario maneja el error para poder seguir analizando el código fuente.</text:span></text:p>
      <text:p text:style-name="P3"><text:span text:style-name="T4"/></text:p>
      <text:p text:style-name="P3"><text:span text:style-name="T4">Este también usa un autómata para el análisis, en este caso un autómata de pila que va siguiendo las instrucciones dadas por las siguiente gramática:</text:span></text:p>
      <text:p text:style-name="P3"><text:span text:style-name="T4"/></text:p>
      <text:p text:style-name="P3"><text:span text:style-name="T4"/></text:p>
      <text:p text:style-name="P3"><text:span text:style-name="T4">inicio → a</text:span></text:p>
      <text:p text:style-name="P3"><text:span text:style-name="T4"><text:tab/>| error</text:span></text:p>
      <text:p text:style-name="P3"><text:span text:style-name="T4"/></text:p>
      <text:p text:style-name="P3"><text:span text:style-name="T4">a → GRAFICAR b a</text:span></text:p>
      <text:p text:style-name="P3"><text:span text:style-name="T4"><text:tab/>| lamda</text:span></text:p>
      <text:p text:style-name="P3"><text:span text:style-name="T4"/></text:p>
      <text:p text:style-name="P3"><text:span text:style-name="T4">b → CUADRADO PARENTESIS_A c COMA c COMA c COMA COLOR <text:tab/>PARENTESIS_C e</text:span></text:p>
      <text:p text:style-name="P6"><text:span text:style-name="T6"><text:tab/>|CIRCULO PARENTESIS_A c COMA c COMA c COMA COLOR <text:tab/><text:tab/>PARENTESIS_C e</text:span></text:p>
      <text:p text:style-name="P6"><text:span text:style-name="T6"><text:tab/>|RECTANGULO PARENTESIS_A c COMA </text:span><text:span text:style-name="T6">c COMA c COMA c COMA <text:tab/>COLOR PARENTESIS_C e</text:span></text:p>
      <text:p text:style-name="P6"><text:span text:style-name="T6"><text:tab/>|LINEA PARENTESIS_A c COMA c COMA c COMA c COMA COLOR <text:tab/>PARENTESIS_C e</text:span></text:p>
      <text:p text:style-name="P6"><text:span text:style-name="T6"><text:tab/>| POLIGONO PARENTESIS_A c COMA c COMA c COMA c COMA c <text:tab/><text:tab/>COMA COLOR PARENTESIS_C e</text:span></text:p>
      <text:p text:style-name="P6"><text:span text:style-name="T6"><text:tab/>| error</text:span></text:p>
      <text:p text:style-name="P6"><text:span text:style-name="T6"/></text:p>
      <text:p text:style-name="P6"><text:soft-page-break/><text:span text:style-name="T6"/></text:p>
      <text:p text:style-name="P6"><text:span text:style-name="T6"/></text:p>
      <text:p text:style-name="P5"><text:span text:style-name="T11"/></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Tibetan Machine Uni" svg:font-family="'Tibetan Machine Un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02:42:50.843626988</meta:creation-date>
    <dc:date>2021-02-22T05:51:15.496515554</dc:date>
    <meta:editing-duration>PT17M22S</meta:editing-duration>
    <meta:editing-cycles>2</meta:editing-cycles>
    <meta:generator>LibreOffice/6.4.6.2$Linux_X86_64 LibreOffice_project/40$Build-2</meta:generator>
    <meta:document-statistic meta:table-count="1" meta:image-count="0" meta:object-count="0" meta:page-count="6" meta:paragraph-count="67" meta:word-count="847" meta:character-count="4914" meta:non-whitespace-character-count="4122"/>
  </office:meta>
</office:document-meta>
</file>